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9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Time</text:p>
          </table:table-cell>
          <table:covered-table-cell table:style-name="ce1"/>
          <table:table-cell table:style-name="ce1"/>
          <table:table-cell table:style-name="ce1" office:value-type="string" calcext:value-type="string" table:number-columns-spanned="2" table:number-rows-spanned="1">
            <text:p>Bugs</text:p>
          </table:table-cell>
          <table:covered-table-cell table:style-name="ce1"/>
          <table:table-cell table:style-name="ce1"/>
          <table:table-cell table:style-name="ce1" office:value-type="string" calcext:value-type="string" table:number-columns-spanned="2" table:number-rows-spanned="1">
            <text:p>Test</text:p>
          </table:table-cell>
          <table:covered-table-cell table:style-name="ce1"/>
        </table:table-row>
        <table:table-row table:style-name="ro1">
          <table:table-cell/>
          <table:table-cell office:value-type="string" calcext:value-type="string">
            <text:p>GoPie</text:p>
          </table:table-cell>
          <table:table-cell office:value-type="string" calcext:value-type="string">
            <text:p>GoPie+</text:p>
          </table:table-cell>
          <table:table-cell/>
          <table:table-cell office:value-type="string" calcext:value-type="string">
            <text:p>GoPie</text:p>
          </table:table-cell>
          <table:table-cell office:value-type="string" calcext:value-type="string">
            <text:p>GoPie+</text:p>
          </table:table-cell>
          <table:table-cell/>
          <table:table-cell office:value-type="string" calcext:value-type="string">
            <text:p>GoPie</text:p>
          </table:table-cell>
          <table:table-cell office:value-type="string" calcext:value-type="string">
            <text:p>GoPie+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429/60" office:value-type="float" office:value="7.15" calcext:value-type="float">
            <text:p>7,15</text:p>
          </table:table-cell>
          <table:table-cell table:formula="of:=407/60" office:value-type="float" office:value="6.78333333333333" calcext:value-type="float">
            <text:p>6,7833333333333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052/60" office:value-type="float" office:value="17.5333333333333" calcext:value-type="float">
            <text:p>17,5333333333333</text:p>
          </table:table-cell>
          <table:table-cell table:formula="of:=403/60" office:value-type="float" office:value="6.71666666666667" calcext:value-type="float">
            <text:p>6,7166666666666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047/60" office:value-type="float" office:value="17.45" calcext:value-type="float">
            <text:p>17,45</text:p>
          </table:table-cell>
          <table:table-cell table:formula="of:=487/60" office:value-type="float" office:value="8.11666666666667" calcext:value-type="float">
            <text:p>8,1166666666666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/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173/60" office:value-type="float" office:value="19.55" calcext:value-type="float">
            <text:p>19,55</text:p>
          </table:table-cell>
          <table:table-cell table:formula="of:=416/60" office:value-type="float" office:value="6.93333333333333" calcext:value-type="float">
            <text:p>6,9333333333333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358/60" office:value-type="float" office:value="22.6333333333333" calcext:value-type="float">
            <text:p>22,6333333333333</text:p>
          </table:table-cell>
          <table:table-cell table:formula="of:=401/60" office:value-type="float" office:value="6.68333333333333" calcext:value-type="float">
            <text:p>6,68333333333333</text:p>
          </table:table-cell>
          <table:table-cell/>
          <table:table-cell table:number-columns-repeated="2" office:value-type="float" office:value="62" calcext:value-type="float">
            <text:p>62</text:p>
          </table:table-cell>
          <table:table-cell/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948/60" office:value-type="float" office:value="32.4666666666667" calcext:value-type="float">
            <text:p>32,4666666666667</text:p>
          </table:table-cell>
          <table:table-cell table:formula="of:=418/60" office:value-type="float" office:value="6.96666666666667" calcext:value-type="float">
            <text:p>6,9666666666666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654/60" office:value-type="float" office:value="27.5666666666667" calcext:value-type="float">
            <text:p>27,5666666666667</text:p>
          </table:table-cell>
          <table:table-cell table:formula="of:=493/60" office:value-type="float" office:value="8.21666666666667" calcext:value-type="float">
            <text:p>8,2166666666666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9T09:07:33.132295717</meta:creation-date>
    <dc:date>2025-07-29T14:52:21.828669389</dc:date>
    <meta:editing-duration>PT22M46S</meta:editing-duration>
    <meta:editing-cycles>2</meta:editing-cycles>
    <meta:generator>LibreOffice/7.3.7.2$Linux_X86_64 LibreOffice_project/30$Build-2</meta:generator>
    <meta:document-statistic meta:table-count="1" meta:cell-count="58" meta:object-count="0"/>
  </office:meta>
</office:document-meta>
</file>